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1ae" officeooo:paragraph-rsid="001ec1ae"/>
    </style:style>
    <style:style style:name="P2" style:family="paragraph" style:parent-style-name="Standard">
      <style:text-properties officeooo:rsid="001f45d7" officeooo:paragraph-rsid="001f45d7"/>
    </style:style>
    <style:style style:name="P3" style:family="paragraph" style:parent-style-name="Standard">
      <style:text-properties officeooo:rsid="002a1a6a" officeooo:paragraph-rsid="002a1a6a"/>
    </style:style>
    <style:style style:name="P4" style:family="paragraph" style:parent-style-name="Standard">
      <style:text-properties officeooo:rsid="002a4528" officeooo:paragraph-rsid="002a4528"/>
    </style:style>
    <style:style style:name="P5" style:family="paragraph" style:parent-style-name="Standard">
      <style:text-properties officeooo:rsid="002bde37" officeooo:paragraph-rsid="002bde37"/>
    </style:style>
    <style:style style:name="T1" style:family="text">
      <style:text-properties officeooo:rsid="0028b979"/>
    </style:style>
    <style:style style:name="T2" style:family="text">
      <style:text-properties officeooo:rsid="002584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rotation report</text:p>
      <text:p text:style-name="P1"/>
      <text:p text:style-name="P1">What I did:</text:p>
      <text:p text:style-name="P1">Reading into deeplabcut</text:p>
      <text:p text:style-name="P1">Video broken index, take newer format that autocorrects formatting index</text:p>
      <text:p text:style-name="P1">Labeling data</text:p>
      <text:p text:style-name="P1">Training on the cluster, two options, Docker or conda</text:p>
      <text:p text:style-name="P1">installing conda env on my profile on the cluster</text:p>
      <text:p text:style-name="P1">moving data to cluster</text:p>
      <text:p text:style-name="P1">training the network in interactive session</text:p>
      <text:p text:style-name="P1">training network by sending script to server</text:p>
      <text:p text:style-name="P1"><text:span text:style-name="T1">A</text:span>nalyse video with trained network</text:p>
      <text:p text:style-name="P2">first result, quite good, but network still locates ear of the mouse at its butt sometimes.</text:p>
      <text:p text:style-name="P2">Expand training set, take images from more different videos. <text:span text:style-name="T2">Use deeplabcuts iterative training procedures.</text:span></text:p>
      <text:p text:style-name="P2"/>
      <text:p text:style-name="P2"/>
      <text:p text:style-name="P3">What to do:</text:p>
      <text:p text:style-name="P3">benchmark different models (on the same dataset)</text:p>
      <text:p text:style-name="P3">visualize head angle</text:p>
      <text:p text:style-name="P3">talk with florian about integration with noise stimulus</text:p>
      <text:p text:style-name="P3">visualize data and maybe apply some smoothing</text:p>
      <text:p text:style-name="P4">talk to florian what else I could do</text:p>
      <text:p text:style-name="P4"/>
      <text:p text:style-name="P4"/>
      <text:p text:style-name="P4"/>
      <text:p text:style-name="P5">explain:</text:p>
      <text:p text:style-name="P5">WT vs ttx mou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2:58:15.492116322</meta:creation-date>
    <dc:date>2025-11-28T23:56:35.615179958</dc:date>
    <meta:editing-duration>PT10M9S</meta:editing-duration>
    <meta:editing-cycles>9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21" meta:word-count="132" meta:character-count="819" meta:non-whitespace-character-count="708"/>
  </office:meta>
</office:document-meta>
</file>